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f2c" officeooo:paragraph-rsid="000a7360"/>
    </style:style>
    <style:style style:name="P2" style:family="paragraph" style:parent-style-name="Standard">
      <style:text-properties officeooo:rsid="0024849a" officeooo:paragraph-rsid="000a7360"/>
    </style:style>
    <style:style style:name="P3" style:family="paragraph" style:parent-style-name="Standard">
      <style:text-properties officeooo:rsid="00263131" officeooo:paragraph-rsid="000a7360"/>
    </style:style>
    <style:style style:name="P4" style:family="paragraph" style:parent-style-name="Standard">
      <style:text-properties officeooo:rsid="002a06d6" officeooo:paragraph-rsid="000a7360"/>
    </style:style>
    <style:style style:name="P5" style:family="paragraph" style:parent-style-name="Standard">
      <style:text-properties officeooo:paragraph-rsid="000a7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zu Android Anbindung</text:p>
      <text:p text:style-name="P5"><text:a xlink:type="simple" xlink:href="https://www.youtube.com/watch?v=eJa8xie9WZs" text:style-name="Internet_20_link" text:visited-style-name="Visited_20_Internet_20_Link">https://www.youtube.com/watch?v=eJa8xie9WZs</text:a></text:p>
      <text:p text:style-name="P5"/>
      <text:p text:style-name="P1">Drag &amp; Drop</text:p>
      <text:p text:style-name="P5"><text:a xlink:type="simple" xlink:href="https://www.w3schools.com/HTML/tryit.asp?filename=tryhtml5_draganddrop2" text:style-name="Internet_20_link" text:visited-style-name="Visited_20_Internet_20_Link">https://www.w3schools.com/HTML/tryit.asp?filename=tryhtml5_draganddrop2</text:a></text:p>
      <text:p text:style-name="P5"/>
      <text:p text:style-name="P2">Polaroid</text:p>
      <text:p text:style-name="P2"><text:a xlink:type="simple" xlink:href="https://www.w3schools.com/css/tryit.asp?filename=trycss3_box-shadow5" text:style-name="Internet_20_link" text:visited-style-name="Visited_20_Internet_20_Link">https://www.w3schools.com/css/tryit.asp?filename=trycss3_box-shadow5</text:a></text:p>
      <text:p text:style-name="P2"/>
      <text:p text:style-name="P3">toDoList</text:p>
      <text:p text:style-name="P3"><text:a xlink:type="simple" xlink:href="https://www.w3schools.com/howto/tryit.asp?filename=tryhow_js_todo" text:style-name="Internet_20_link" text:visited-style-name="Visited_20_Internet_20_Link">https://www.w3schools.com/howto/tryit.asp?filename=tryhow_js_todo</text:a></text:p>
      <text:p text:style-name="P5"><text:a xlink:type="simple" xlink:href="https://www.w3schools.com/howto/tryit.asp?filename=tryhow_js_todo" text:style-name="Internet_20_link" text:visited-style-name="Visited_20_Internet_20_Link"/></text:p>
      <text:p text:style-name="P5"><text:a xlink:type="simple" xlink:href="https://www.w3schools.com/html/tryit.asp?filename=tryhtml5_webstorage_local" text:style-name="Internet_20_link" text:visited-style-name="Visited_20_Internet_20_Link">https://www.w3schools.com/html/tryit.asp?filename=tryhtml5_webstorage_local</text:a></text:p>
      <text:p text:style-name="P5"/>
      <text:p text:style-name="P5">https://www.w3schools.com/html/html5_webstorage.asp</text:p>
      <text:p text:style-name="P5">https://www.w3schools.com/howto/howto_js_todolist.asp</text:p>
      <text:p text:style-name="P5">https://www.w3schools.com/html/tryit.asp?filename=tryhtml5_webstorage_local_clickcount</text:p>
      <text:p text:style-name="P5"/>
      <text:p text:style-name="P5"/>
      <text:p text:style-name="P5"/>
      <text:p text:style-name="P4">LocalStorage</text:p>
      <text:p text:style-name="P4"><text:a xlink:type="simple" xlink:href="https://www.w3schools.com/jsref/prop_win_localstorage.asp" text:style-name="Internet_20_link" text:visited-style-name="Visited_20_Internet_20_Link">https://www.w3schools.com/jsref/prop_win_localstorage.asp</text:a></text:p>
      <text:p text:style-name="P4">Syntax <text:tab/>window.localStorage</text:p>
      <text:p text:style-name="P4">Save data<text:tab/>localStorage.setItem(„key“,“value“);</text:p>
      <text:p text:style-name="P4">Read data<text:tab/>var name = localStorage.getItem(„key“);</text:p>
      <text:p text:style-name="P4">Remove data<text:tab/>localStorage.removeItem(„key“);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25:51.188000000</meta:creation-date>
    <dc:date>2020-03-27T20:26:17.217000000</dc:date>
    <meta:editing-duration>PT26S</meta:editing-duration>
    <meta:editing-cycles>1</meta:editing-cycles>
    <meta:document-statistic meta:table-count="0" meta:image-count="0" meta:object-count="0" meta:page-count="1" meta:paragraph-count="18" meta:word-count="33" meta:character-count="799" meta:non-whitespace-character-count="782"/>
    <meta:generator>LibreOffice/6.0.2.1$Windows_X86_64 LibreOffice_project/f7f06a8f319e4b62f9bc5095aa112a65d2f3ac89</meta:generator>
  </office:meta>
</office:document-meta>
</file>